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0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NUTRA S.R.L.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NUTRA S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3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LBERTO BUSTINZA QUIROZ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ILMAR DIAZ RAMO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49230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3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2T18:12:2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